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2-title">
      <style:graphic-properties draw:auto-grow-height="true" fo:min-height="3.506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r7" style:family="presentation" style:parent-style-name="Focus3-outline1">
      <style:graphic-properties fo:min-height="12.12cm"/>
    </style:style>
    <style:style style:name="pr8" style:family="presentation" style:parent-style-name="Focus3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1" draw:layer="layout" svg:width="18.313cm" svg:height="3.506cm" svg:x="5.08cm" svg:y="7.924cm" presentation:class="title" presentation:user-transformed="true">
          <draw:text-box>
            <text:p><text:span text:style-name="T1">Gene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 presentation:user-transformed="true">
          <draw:text-box>
            <text:p>Waarom generics?</text:p>
          </draw:text-box>
        </draw:frame>
        <draw:frame presentation:style-name="pr4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Gebruik maken statisch type-systeem</text:p>
              </text:list-item>
              <text:list-item>
                <text:p>Vermijden van casts</text:p>
              </text:list-item>
              <text:list-item>
                <text:p>Herbruiken van code</text:p>
              </text:list-item>
              <text:list-item>
                <text:p>Runtime errors vermijden</text:p>
              </text:list-item>
              <text:list-item>
                <text:p>Betere leesbaarheid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Teken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? = wildcard</text:p>
              </text:list-item>
              <text:list-item>
                <text:p>Eender welk voor types, afspraak:</text:p>
                <text:list>
                  <text:list-item>
                    <text:p>T voor Type</text:p>
                  </text:list-item>
                  <text:list-item>
                    <text:p>E voor Element</text:p>
                  </text:list-item>
                  <text:list-item>
                    <text:p>K voor Key</text:p>
                  </text:list-item>
                  <text:list-item>
                    <text:p>V voor Value</text:p>
                  </text:list-item>
                  <text:list-item>
                    <text:p>N voor Number</text:p>
                  </text:list-item>
                  <text:list-item>
                    <text:p>S U V etc. indien nod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Notatie van generic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&lt;K extends Square &amp; Drawable <text:span text:style-name="T2">,</text:span> V&gt;</text:p>
                <text:p>&lt;? super Shape&gt;</text:p>
              </text:list-header>
              <text:list-item>
                <text:p>Tussen angular brackets</text:p>
              </text:list-item>
              <text:list-item>
                <text:p>Komma toont meerdere types aan</text:p>
              </text:list-item>
              <text:list-item>
                <text:p>Super → Lower bound opgeven (parents)</text:p>
              </text:list-item>
              <text:list-item>
                <text:p>Extends → Upper bound opgeven (children)</text:p>
              </text:list-item>
              <text:list-item>
                <text:p>&amp; → Type moet interface implementeren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Gebruik Generic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Bij klassen en interfaces:</text:p>
                <text:p>public class KlasseNaam &lt;T&gt; {</text:p>
                <text:list>
                  <text:list-header>
                    <text:p>T memberVariabele;</text:p>
                  </text:list-header>
                </text:list>
                <text:p>}</text:p>
                <text:p>Bij methoden:</text:p>
                <text:p>public static &lt;T&gt; void method(T arg, List&lt;?&gt; list) {</text:p>
                <text:list>
                  <text:list-header>
                    <text:p>// code</text:p>
                  </text:list-header>
                </text:list>
                <text:p>}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Extra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Box&lt;Toy&gt; toyBox = new Box&lt;&gt;();</text:p>
                <text:p>&lt;&gt; ← diamond operator (Java 7)</text:p>
              </text:list-item>
              <text:list-item>
                <text:p>Bij runtime verdwijnen generic types</text:p>
                <text:p>= erasure</text:p>
              </text:list-item>
              <text:list-item>
                <text:p>Primitieve types erven niet over van object</text:p>
                <text:p>=&gt; geen generics met primitieve types</text:p>
                <text:list>
                  <text:list-header>
                    <text:p>→ Gebruik wrapper klasses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09:36:49.551286239</meta:creation-date>
    <meta:editing-duration>PT10M35S</meta:editing-duration>
    <meta:editing-cycles>3</meta:editing-cycles>
    <meta:generator>LibreOffice/6.0.6.2$Linux_X86_64 LibreOffice_project/00$Build-2</meta:generator>
    <dc:title>Focus</dc:title>
    <dc:date>2018-09-26T19:04:22.639418361</dc:date>
    <meta:document-statistic meta:object-count="81"/>
  </office:meta>
</office:document-meta>
</file>